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270.7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ro5" style:family="table-row">
      <style:table-row-properties style:row-height="14.3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05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7" calcext:value-type="float">
            <text:p>14592577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9" calcext:value-type="float">
            <text:p>145925779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1" calcext:value-type="float">
            <text:p>145925781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2" calcext:value-type="float">
            <text:p>14592578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4" calcext:value-type="float">
            <text:p>145925784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6" calcext:value-type="float">
            <text:p>145925786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8" calcext:value-type="float">
            <text:p>145925788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0" calcext:value-type="float">
            <text:p>14592579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2" calcext:value-type="float">
            <text:p>14592579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1" calcext:value-type="float">
            <text:p>145865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2" calcext:value-type="float">
            <text:p>145865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3" calcext:value-type="float">
            <text:p>145865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4" calcext:value-type="float">
            <text:p>145865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6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8" calcext:value-type="float">
            <text:p>404572588</text:p>
          </table:table-cell>
          <table:table-cell table:style-name="ce34" office:value-type="float" office:value="145925715" calcext:value-type="float">
            <text:p>145925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9" calcext:value-type="float">
            <text:p>404572589</text:p>
          </table:table-cell>
          <table:table-cell table:style-name="ce34" office:value-type="float" office:value="145925717" calcext:value-type="float">
            <text:p>145925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0" calcext:value-type="float">
            <text:p>404572590</text:p>
          </table:table-cell>
          <table:table-cell table:style-name="ce34" office:value-type="float" office:value="145925720" calcext:value-type="float">
            <text:p>145925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1" calcext:value-type="float">
            <text:p>404572591</text:p>
          </table:table-cell>
          <table:table-cell table:style-name="ce34" office:value-type="float" office:value="145925723" calcext:value-type="float">
            <text:p>145925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2" calcext:value-type="float">
            <text:p>404572592</text:p>
          </table:table-cell>
          <table:table-cell table:style-name="ce34" office:value-type="float" office:value="10891869" calcext:value-type="float">
            <text:p>108918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3" calcext:value-type="float">
            <text:p>404572593</text:p>
          </table:table-cell>
          <table:table-cell table:style-name="ce34" office:value-type="float" office:value="145925726" calcext:value-type="float">
            <text:p>1459257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4" calcext:value-type="float">
            <text:p>404572594</text:p>
          </table:table-cell>
          <table:table-cell table:style-name="ce34" office:value-type="float" office:value="145925728" calcext:value-type="float">
            <text:p>1459257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5" calcext:value-type="float">
            <text:p>404572595</text:p>
          </table:table-cell>
          <table:table-cell table:style-name="ce34" office:value-type="float" office:value="145925731" calcext:value-type="float">
            <text:p>1459257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6" calcext:value-type="float">
            <text:p>404572596</text:p>
          </table:table-cell>
          <table:table-cell table:style-name="ce34" office:value-type="float" office:value="145925733" calcext:value-type="float">
            <text:p>1459257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7" calcext:value-type="float">
            <text:p>404572597</text:p>
          </table:table-cell>
          <table:table-cell table:style-name="ce34" office:value-type="float" office:value="145925735" calcext:value-type="float">
            <text:p>1459257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8" calcext:value-type="float">
            <text:p>404572598</text:p>
          </table:table-cell>
          <table:table-cell table:style-name="ce34" office:value-type="float" office:value="145925737" calcext:value-type="float">
            <text:p>1459257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9" calcext:value-type="float">
            <text:p>404572599</text:p>
          </table:table-cell>
          <table:table-cell table:style-name="ce34" office:value-type="float" office:value="145925739" calcext:value-type="float">
            <text:p>1459257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0" calcext:value-type="float">
            <text:p>404572600</text:p>
          </table:table-cell>
          <table:table-cell table:style-name="ce34" office:value-type="float" office:value="145925741" calcext:value-type="float">
            <text:p>1459257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1" calcext:value-type="float">
            <text:p>404572601</text:p>
          </table:table-cell>
          <table:table-cell table:style-name="ce34" office:value-type="float" office:value="145925743" calcext:value-type="float">
            <text:p>1459257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2" calcext:value-type="float">
            <text:p>404572602</text:p>
          </table:table-cell>
          <table:table-cell table:style-name="ce34" office:value-type="float" office:value="145925745" calcext:value-type="float">
            <text:p>1459257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3" calcext:value-type="float">
            <text:p>404572603</text:p>
          </table:table-cell>
          <table:table-cell table:style-name="ce34" office:value-type="float" office:value="145925747" calcext:value-type="float">
            <text:p>1459257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4" calcext:value-type="float">
            <text:p>404572604</text:p>
          </table:table-cell>
          <table:table-cell table:style-name="ce34" office:value-type="float" office:value="145925750" calcext:value-type="float">
            <text:p>1459257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5" calcext:value-type="float">
            <text:p>404572605</text:p>
          </table:table-cell>
          <table:table-cell table:style-name="ce34" office:value-type="float" office:value="145925753" calcext:value-type="float">
            <text:p>14592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6" calcext:value-type="float">
            <text:p>404572606</text:p>
          </table:table-cell>
          <table:table-cell table:style-name="ce34" office:value-type="float" office:value="145925756" calcext:value-type="float">
            <text:p>1459257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7" calcext:value-type="float">
            <text:p>404572607</text:p>
          </table:table-cell>
          <table:table-cell table:style-name="ce34" office:value-type="float" office:value="11429860" calcext:value-type="float">
            <text:p>11429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8" calcext:value-type="float">
            <text:p>404572608</text:p>
          </table:table-cell>
          <table:table-cell table:style-name="ce34" office:value-type="float" office:value="101140421" calcext:value-type="float">
            <text:p>1011404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9" calcext:value-type="float">
            <text:p>404572609</text:p>
          </table:table-cell>
          <table:table-cell table:style-name="ce34" office:value-type="float" office:value="11264617" calcext:value-type="float">
            <text:p>112646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0" calcext:value-type="float">
            <text:p>404572610</text:p>
          </table:table-cell>
          <table:table-cell table:style-name="ce34" office:value-type="float" office:value="145925759" calcext:value-type="float">
            <text:p>145925759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1" calcext:value-type="float">
            <text:p>404572611</text:p>
          </table:table-cell>
          <table:table-cell table:style-name="ce34" office:value-type="float" office:value="145925760" calcext:value-type="float">
            <text:p>145925760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2" calcext:value-type="float">
            <text:p>404572612</text:p>
          </table:table-cell>
          <table:table-cell table:style-name="ce34" office:value-type="float" office:value="145925761" calcext:value-type="float">
            <text:p>145925761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3" calcext:value-type="float">
            <text:p>404572613</text:p>
          </table:table-cell>
          <table:table-cell table:style-name="ce34" office:value-type="float" office:value="145925762" calcext:value-type="float">
            <text:p>145925762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4" calcext:value-type="float">
            <text:p>404572614</text:p>
          </table:table-cell>
          <table:table-cell table:style-name="ce34" office:value-type="float" office:value="11751641" calcext:value-type="float">
            <text:p>117516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5" calcext:value-type="float">
            <text:p>404572615</text:p>
          </table:table-cell>
          <table:table-cell table:style-name="ce34" office:value-type="float" office:value="145925763" calcext:value-type="float">
            <text:p>1459257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6" calcext:value-type="float">
            <text:p>404572616</text:p>
          </table:table-cell>
          <table:table-cell table:style-name="ce34" office:value-type="float" office:value="145925764" calcext:value-type="float">
            <text:p>14592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7" calcext:value-type="float">
            <text:p>404572617</text:p>
          </table:table-cell>
          <table:table-cell table:style-name="ce34" office:value-type="float" office:value="145925765" calcext:value-type="float">
            <text:p>14592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8" calcext:value-type="float">
            <text:p>404572618</text:p>
          </table:table-cell>
          <table:table-cell table:style-name="ce34" office:value-type="float" office:value="145925766" calcext:value-type="float">
            <text:p>145925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9" calcext:value-type="float">
            <text:p>404572619</text:p>
          </table:table-cell>
          <table:table-cell table:style-name="ce34" office:value-type="float" office:value="145925767" calcext:value-type="float">
            <text:p>145925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0" calcext:value-type="float">
            <text:p>404572620</text:p>
          </table:table-cell>
          <table:table-cell table:style-name="ce34" office:value-type="float" office:value="145925768" calcext:value-type="float">
            <text:p>145925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1" calcext:value-type="float">
            <text:p>404572621</text:p>
          </table:table-cell>
          <table:table-cell table:style-name="ce34" office:value-type="float" office:value="145925769" calcext:value-type="float">
            <text:p>145925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2" calcext:value-type="float">
            <text:p>404572622</text:p>
          </table:table-cell>
          <table:table-cell table:style-name="ce34" office:value-type="float" office:value="145925770" calcext:value-type="float">
            <text:p>145925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3" calcext:value-type="float">
            <text:p>404572623</text:p>
          </table:table-cell>
          <table:table-cell table:style-name="ce34" office:value-type="float" office:value="145925771" calcext:value-type="float">
            <text:p>145925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4" calcext:value-type="float">
            <text:p>404572624</text:p>
          </table:table-cell>
          <table:table-cell table:style-name="ce34" office:value-type="float" office:value="145925772" calcext:value-type="float">
            <text:p>145925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5" calcext:value-type="float">
            <text:p>404572625</text:p>
          </table:table-cell>
          <table:table-cell table:style-name="ce34" office:value-type="float" office:value="145925773" calcext:value-type="float">
            <text:p>145925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6" calcext:value-type="float">
            <text:p>404572626</text:p>
          </table:table-cell>
          <table:table-cell table:style-name="ce34" office:value-type="float" office:value="145925774" calcext:value-type="float">
            <text:p>145925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7" calcext:value-type="float">
            <text:p>404572627</text:p>
          </table:table-cell>
          <table:table-cell table:style-name="ce34" office:value-type="float" office:value="11270063" calcext:value-type="float">
            <text:p>112700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8" calcext:value-type="float">
            <text:p>404572628</text:p>
          </table:table-cell>
          <table:table-cell table:style-name="ce34" office:value-type="float" office:value="101140422" calcext:value-type="float">
            <text:p>1011404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9" calcext:value-type="float">
            <text:p>404572629</text:p>
          </table:table-cell>
          <table:table-cell table:style-name="ce34" office:value-type="float" office:value="11167039" calcext:value-type="float">
            <text:p>1116703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0" calcext:value-type="float">
            <text:p>404572630</text:p>
          </table:table-cell>
          <table:table-cell table:style-name="ce34" office:value-type="float" office:value="145925775" calcext:value-type="float">
            <text:p>145925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1" calcext:value-type="float">
            <text:p>404572631</text:p>
          </table:table-cell>
          <table:table-cell table:style-name="ce34" office:value-type="float" office:value="101140424" calcext:value-type="float">
            <text:p>101140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2" calcext:value-type="float">
            <text:p>404572632</text:p>
          </table:table-cell>
          <table:table-cell table:style-name="ce34" office:value-type="float" office:value="101140426" calcext:value-type="float">
            <text:p>1011404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3" calcext:value-type="float">
            <text:p>404572633</text:p>
          </table:table-cell>
          <table:table-cell table:style-name="ce34" office:value-type="float" office:value="11420903" calcext:value-type="float">
            <text:p>114209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4" calcext:value-type="float">
            <text:p>404572634</text:p>
          </table:table-cell>
          <table:table-cell table:style-name="ce34" office:value-type="float" office:value="101140427" calcext:value-type="float">
            <text:p>101140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5" calcext:value-type="float">
            <text:p>404572635</text:p>
          </table:table-cell>
          <table:table-cell table:style-name="ce34" office:value-type="float" office:value="11239516" calcext:value-type="float">
            <text:p>112395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6" calcext:value-type="float">
            <text:p>404572636</text:p>
          </table:table-cell>
          <table:table-cell table:style-name="ce34" office:value-type="float" office:value="145925776" calcext:value-type="float">
            <text:p>145925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7" calcext:value-type="float">
            <text:p>404572637</text:p>
          </table:table-cell>
          <table:table-cell table:style-name="ce34" office:value-type="float" office:value="11273916" calcext:value-type="float">
            <text:p>11273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8" calcext:value-type="float">
            <text:p>404572638</text:p>
          </table:table-cell>
          <table:table-cell table:style-name="ce34" office:value-type="float" office:value="11786163" calcext:value-type="float">
            <text:p>1178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9" calcext:value-type="float">
            <text:p>404572639</text:p>
          </table:table-cell>
          <table:table-cell table:style-name="ce34" office:value-type="float" office:value="11364905" calcext:value-type="float">
            <text:p>113649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0" calcext:value-type="float">
            <text:p>404572640</text:p>
          </table:table-cell>
          <table:table-cell table:style-name="ce34" office:value-type="float" office:value="11387502" calcext:value-type="float">
            <text:p>113875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1" calcext:value-type="float">
            <text:p>404572641</text:p>
          </table:table-cell>
          <table:table-cell table:style-name="ce34" office:value-type="float" office:value="11192359" calcext:value-type="float">
            <text:p>111923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2" calcext:value-type="float">
            <text:p>404572642</text:p>
          </table:table-cell>
          <table:table-cell table:style-name="ce34" office:value-type="float" office:value="11169072" calcext:value-type="float">
            <text:p>111690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1088</text:p>
          </table:table-cell>
          <table:table-cell table:style-name="ce8" office:value-type="string" calcext:value-type="string">
            <text:p>ASWUXIIZQBVNNP-UHFFFAOYSA-N</text:p>
          </table:table-cell>
          <table:table-cell table:style-name="ce8" office:value-type="string" calcext:value-type="string">
            <text:p>C=CC1=C2C(=O)OC(C)(C)OC2=CC(OCC2=CC=CC=C2)=C1</text:p>
          </table:table-cell>
          <table:table-cell table:style-name="ce8" office:value-type="string" calcext:value-type="string">
            <text:p>InChI=1S/C19H18O4/c1-4-14-10-15(21-12-13-8-6-5-7-9-13)11-16-17(14)18(20)23-19(2,3)22-16/h4-11H,1,12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89</text:p>
          </table:table-cell>
          <table:table-cell table:style-name="ce22" office:value-type="string" calcext:value-type="string">
            <text:p>KWTSNZKEEZRRSU-UHFFFAOYSA-N</text:p>
          </table:table-cell>
          <table:table-cell table:style-name="ce8" office:value-type="string" calcext:value-type="string">
            <text:p>CC1(C)OC(=O)C2=C(O)C=C(OCC3=CC=CC=C3)C=C2O1</text:p>
          </table:table-cell>
          <table:table-cell table:style-name="ce8" office:value-type="string" calcext:value-type="string">
            <text:p>InChI=1S/C17H16O5/c1-17(2)21-14-9-12(8-13(18)15(14)16(19)22-17)20-10-11-6-4-3-5-7-11/h3-9,18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0</text:p>
          </table:table-cell>
          <table:table-cell table:style-name="ce22" office:value-type="string" calcext:value-type="string">
            <text:p>BJIQUQJTTKQWCR-UHFFFAOYSA-N</text:p>
          </table:table-cell>
          <table:table-cell table:style-name="ce8" office:value-type="string" calcext:value-type="string">
            <text:p>CC1(C)OC(=O)C2=C(OS(=O)(=O)C(F)(F)F)C=C(OCC3=CC=CC=C3)C=C2O1</text:p>
          </table:table-cell>
          <table:table-cell table:style-name="ce8" office:value-type="string" calcext:value-type="string">
            <text:p>InChI=1S/C18H15F3O7S/c1-17(2)26-13-8-12(25-10-11-6-4-3-5-7-11)9-14(15(13)16(22)27-17)28-29(23,24)18(19,20)21/h3-9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1</text:p>
          </table:table-cell>
          <table:table-cell table:style-name="ce22" office:value-type="string" calcext:value-type="string">
            <text:p>MNVMTRRSOOOSHY-IBGZPJMESA-N</text:p>
          </table:table-cell>
          <table:table-cell table:style-name="ce8" office:value-type="string" calcext:value-type="string">
            <text:p>C=CCC[C@H](O)CO[Si](C1=CC=CC=C1)(C1=CC=CC=C1)C(C)(C)C</text:p>
          </table:table-cell>
          <table:table-cell table:style-name="ce8" office:value-type="string" calcext:value-type="string">
            <text:p>InChI=1S/C22H30O2Si/c1-5-6-13-19(23)18-24-25(22(2,3)4,20-14-9-7-10-15-20)21-16-11-8-12-17-21/h5,7-12,14-17,19,23H,1,6,13,18H2,2-4H3/t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2</text:p>
          </table:table-cell>
          <table:table-cell table:style-name="ce22" office:value-type="string" calcext:value-type="string">
            <text:p>ANXDHJZXMGWOSK-NRFANRHFSA-N</text:p>
          </table:table-cell>
          <table:table-cell table:style-name="ce8" office:value-type="string" calcext:value-type="string">
            <text:p>C=CCC[C@@H](CO[Si](C1=CC=CC=C1)(C1=CC=CC=C1)C(C)(C)C)OCOC</text:p>
          </table:table-cell>
          <table:table-cell table:style-name="ce8" office:value-type="string" calcext:value-type="string">
            <text:p>InChI=1S/C24H34O3Si/c1-6-7-14-21(26-20-25-5)19-27-28(24(2,3)4,22-15-10-8-11-16-22)23-17-12-9-13-18-23/h6,8-13,15-18,21H,1,7,14,19-20H2,2-5H3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3</text:p>
          </table:table-cell>
          <table:table-cell table:style-name="ce22" office:value-type="string" calcext:value-type="string">
            <text:p>YBVIOGNHIKKYLQ-NGDJZMIFSA-N</text:p>
          </table:table-cell>
          <table:table-cell table:style-name="ce8" office:value-type="string" calcext:value-type="string">
            <text:p>C=CCC[C@@H]1OC(C)(C)O[C@@H]1/C=C/C[C@H](C)OC(=O)C1=C(C=C)C=C(OCC2=CC=CC=C2)C=C1O</text:p>
          </table:table-cell>
          <table:table-cell table:style-name="ce8" office:value-type="string" calcext:value-type="string">
            <text:p>InChI=1S/C30H36O6/c1-6-8-16-26-27(36-30(4,5)35-26)17-12-13-21(3)34-29(32)28-23(7-2)18-24(19-25(28)31)33-20-22-14-10-9-11-15-22/h6-7,9-12,14-15,17-19,21,26-27,31H,1-2,8,13,16,20H2,3-5H3/b17-12+/t21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4</text:p>
          </table:table-cell>
          <table:table-cell table:style-name="ce22" office:value-type="string" calcext:value-type="string">
            <text:p>OVIYPDRUMDENLC-PUJUQVOMSA-N</text:p>
          </table:table-cell>
          <table:table-cell table:style-name="ce8" office:value-type="string" calcext:value-type="string">
            <text:p>C=CCC[C@@H]1OC(C)(C)O[C@@H]1/C=C/C[C@H](C)O</text:p>
          </table:table-cell>
          <table:table-cell table:style-name="ce8" office:value-type="string" calcext:value-type="string">
            <text:p>InChI=1S/C14H24O3/c1-5-6-9-12-13(10-7-8-11(2)15)17-14(3,4)16-12/h5,7,10-13,15H,1,6,8-9H2,2-4H3/b10-7+/t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5</text:p>
          </table:table-cell>
          <table:table-cell table:style-name="ce22" office:value-type="string" calcext:value-type="string">
            <text:p>KGQKXYXWEPOGNB-RGBJRUIASA-N</text:p>
          </table:table-cell>
          <table:table-cell table:style-name="ce8" office:value-type="string" calcext:value-type="string">
            <text:p>C=CCC[C@H](OCOC)C(O)C#C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6-18,20H,1,10,12,14-15H2,2-8H3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6</text:p>
          </table:table-cell>
          <table:table-cell table:style-name="ce22" office:value-type="string" calcext:value-type="string">
            <text:p>PWBFFOXVMSPYPX-QMMMGPOBSA-N</text:p>
          </table:table-cell>
          <table:table-cell table:style-name="ce8" office:value-type="string" calcext:value-type="string">
            <text:p>C=CCC[C@@H](C=O)OCOC</text:p>
          </table:table-cell>
          <table:table-cell table:style-name="ce8" office:value-type="string" calcext:value-type="string">
            <text:p>InChI=1S/C8H14O3/c1-3-4-5-8(6-9)11-7-10-2/h3,6,8H,1,4-5,7H2,2H3/t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7</text:p>
          </table:table-cell>
          <table:table-cell table:style-name="ce22" office:value-type="string" calcext:value-type="string">
            <text:p>NEWOOWBOKZFJEW-JQLYKLAYSA-N</text:p>
          </table:table-cell>
          <table:table-cell table:style-name="ce8" office:value-type="string" calcext:value-type="string">
            <text:p>C=CCC[C@H](OCOC)C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8</text:p>
          </table:table-cell>
          <table:table-cell table:style-name="ce22" office:value-type="string" calcext:value-type="string">
            <text:p>WCCWEQFRZLMEBN-VRLUQSRJSA-N</text:p>
          </table:table-cell>
          <table:table-cell table:style-name="ce8" office:value-type="string" calcext:value-type="string">
            <text:p>C=CCC[C@H](OCOC)C(=O)/C=C/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1,13,16,18H,1,10,12,14-15H2,2-8H3/b13-11+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099</text:p>
          </table:table-cell>
          <table:table-cell table:style-name="ce22" office:value-type="string" calcext:value-type="string">
            <text:p>NEWOOWBOKZFJEW-RNPYQATCSA-N</text:p>
          </table:table-cell>
          <table:table-cell table:style-name="ce8" office:value-type="string" calcext:value-type="string">
            <text:p>C=CCC[C@H](OCOC)[C@H]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0</text:p>
          </table:table-cell>
          <table:table-cell table:style-name="ce22" office:value-type="string" calcext:value-type="string">
            <text:p>GCOZWBIEJIFKSE-MDBSYLQRSA-N</text:p>
          </table:table-cell>
          <table:table-cell table:style-name="ce8" office:value-type="string" calcext:value-type="string">
            <text:p>C[C@H]1C/C=C/[C@@H]2OC(C)(C)O[C@H]2CC/C=C/C2=C(C(=O)O1)C(O)=CC(OCC1=CC=CC=C1)=C2</text:p>
          </table:table-cell>
          <table:table-cell table:style-name="ce8" office:value-type="string" calcext:value-type="string">
            <text:p>InChI=1S/C28H32O6/c1-19-10-9-15-25-24(33-28(2,3)34-25)14-8-7-13-21-16-22(17-23(29)26(21)27(30)32-19)31-18-20-11-5-4-6-12-20/h4-7,9,11-13,15-17,19,24-25,29H,8,10,14,18H2,1-3H3/b13-7+,15-9+/t19-,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1</text:p>
          </table:table-cell>
          <table:table-cell table:style-name="ce22" office:value-type="string" calcext:value-type="string">
            <text:p>NHAQNKDEUQPSIX-RENCSUAUSA-N</text:p>
          </table:table-cell>
          <table:table-cell table:style-name="ce8" office:value-type="string" calcext:value-type="string">
            <text:p>C[C@H]1C/C=C/[C@H](O)[C@@H](O)CC/C=C/C2=C(C(=O)O1)C(O)=CC(O)=C2</text:p>
          </table:table-cell>
          <table:table-cell table:style-name="ce8" office:value-type="string" calcext:value-type="string">
            <text:p>InChI=1S/C18H22O6/c1-11-5-4-8-15(21)14(20)7-3-2-6-12-9-13(19)10-16(22)17(12)18(23)24-11/h2,4,6,8-11,14-15,19-22H,3,5,7H2,1H3/b6-2+,8-4+/t11-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2</text:p>
          </table:table-cell>
          <table:table-cell table:style-name="ce22" office:value-type="string" calcext:value-type="string">
            <text:p>OLMUKIMGCBOOAT-CRMWMVRQSA-N</text:p>
          </table:table-cell>
          <table:table-cell table:style-name="ce8" office:value-type="string" calcext:value-type="string">
            <text:p>C=CCC[C@@H]1OC(C)(C)O[C@@H]1/C=C/C[C@H](C)OC(=O)C1=C(C=C)C=C(OC)C=C1O.C=CCC[C@@H]1OC(C)(C)O[C@H]1/C=C/C[C@H](C)OC(=O)C1=C(C=C)C=C(OC)C=C1O</text:p>
          </table:table-cell>
          <table:table-cell table:style-name="ce8" office:value-type="string" calcext:value-type="string">
            <text:p>InChI=1S/2C24H32O6/c2*1-7-9-12-20-21(30-24(4,5)29-20)13-10-11-16(3)28-23(26)22-17(8-2)14-18(27-6)15-19(22)25/h2*7-8,10,13-16,20-21,25H,1-2,9,11-12H2,3-6H3/b2*13-10+/t16-,20-,21+;16-,20-,21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3</text:p>
          </table:table-cell>
          <table:table-cell table:style-name="ce22" office:value-type="string" calcext:value-type="string">
            <text:p>KFYUSCACUXJEHS-SHCJNEPLSA-N</text:p>
          </table:table-cell>
          <table:table-cell table:style-name="ce8" office:value-type="string" calcext:value-type="string">
            <text:p>COC1=CC2=C(C(=O)O[C@@H](C)C/C=C/[C@@H]3OC(C)(C)O[C@H]3CC/C=C/2)C(O)=C1</text:p>
          </table:table-cell>
          <table:table-cell table:style-name="ce8" office:value-type="string" calcext:value-type="string">
            <text:p>InChI=1S/C22H28O6/c1-14-8-7-11-19-18(27-22(2,3)28-19)10-6-5-9-15-12-16(25-4)13-17(23)20(15)21(24)26-14/h5,7,9,11-14,18-19,23H,6,8,10H2,1-4H3/b9-5+,11-7+/t14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4</text:p>
          </table:table-cell>
          <table:table-cell table:style-name="ce22" office:value-type="string" calcext:value-type="string">
            <text:p>HZGOYSKUPKXELQ-NPAIJGJBSA-N</text:p>
          </table:table-cell>
          <table:table-cell table:style-name="ce8" office:value-type="string" calcext:value-type="string">
            <text:p>COC1=CC2=C(C(=O)O[C@@H](C)C/C=C/[C@H](O)[C@@H](O)CC/C=C/2)C(O)=C1</text:p>
          </table:table-cell>
          <table:table-cell table:style-name="ce8" office:value-type="string" calcext:value-type="string">
            <text:p>InChI=1S/C19H24O6/c1-12-6-5-9-16(21)15(20)8-4-3-7-13-10-14(24-2)11-17(22)18(13)19(23)25-12/h3,5,7,9-12,15-16,20-22H,4,6,8H2,1-2H3/b7-3+,9-5+/t12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5</text:p>
          </table:table-cell>
          <table:table-cell table:style-name="ce22" office:value-type="string" calcext:value-type="string">
            <text:p>RGKOERAOQMSSKR-QCNTWFPPSA-N</text:p>
          </table:table-cell>
          <table:table-cell table:style-name="ce8" office:value-type="string" calcext:value-type="string">
            <text:p>C=CC1=C(C(=O)O[C@@H](C)C/C=C/[C@H]2OC(C)(C)O[C@H]2CCC=C(C)C)C(O)=CC(OC)=C1</text:p>
          </table:table-cell>
          <table:table-cell table:style-name="ce8" office:value-type="string" calcext:value-type="string">
            <text:p>InChI=1S/C26H36O6/c1-8-19-15-20(29-7)16-21(27)24(19)25(28)30-18(4)12-10-14-23-22(13-9-11-17(2)3)31-26(5,6)32-23/h8,10-11,14-16,18,22-23,27H,1,9,12-13H2,2-7H3/b14-10+/t18-,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6</text:p>
          </table:table-cell>
          <table:table-cell table:style-name="ce22" office:value-type="string" calcext:value-type="string">
            <text:p>WMZWFMMPBZESMX-NKTIKSMOSA-N</text:p>
          </table:table-cell>
          <table:table-cell table:style-name="ce8" office:value-type="string" calcext:value-type="string">
            <text:p>CC(C)=CCC[C@@H]1OC(C)(C)O[C@@H]1/C=C/C[C@H](C)O</text:p>
          </table:table-cell>
          <table:table-cell table:style-name="ce8" office:value-type="string" calcext:value-type="string">
            <text:p>InChI=1S/C16H28O3/c1-12(2)8-6-10-14-15(11-7-9-13(3)17)19-16(4,5)18-14/h7-8,11,13-15,17H,6,9-10H2,1-5H3/b11-7+/t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7</text:p>
          </table:table-cell>
          <table:table-cell table:style-name="ce22" office:value-type="string" calcext:value-type="string">
            <text:p>WZVLISWBOAFCIB-WMEOFMBSSA-N</text:p>
          </table:table-cell>
          <table:table-cell table:style-name="ce8" office:value-type="string" calcext:value-type="string">
            <text:p>COCO[C@@H](CCC=C(C)C)C(O)C#C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2,18-20,22H,10,13,15-16H2,1-9H3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8</text:p>
          </table:table-cell>
          <table:table-cell table:style-name="ce22" office:value-type="string" calcext:value-type="string">
            <text:p>HZZTZJPOGCLIFE-JTQLQIEISA-N</text:p>
          </table:table-cell>
          <table:table-cell table:style-name="ce8" office:value-type="string" calcext:value-type="string">
            <text:p>COCO[C@H](C=O)CCC=C(C)C</text:p>
          </table:table-cell>
          <table:table-cell table:style-name="ce8" office:value-type="string" calcext:value-type="string">
            <text:p>InChI=1S/C10H18O3/c1-9(2)5-4-6-10(7-11)13-8-12-3/h5,7,10H,4,6,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09</text:p>
          </table:table-cell>
          <table:table-cell table:style-name="ce22" office:value-type="string" calcext:value-type="string">
            <text:p>ZSXQIJSTVYCJJI-QCQJBVGHSA-N</text:p>
          </table:table-cell>
          <table:table-cell table:style-name="ce8" office:value-type="string" calcext:value-type="string">
            <text:p>COCO[C@@H](CCC=C(C)C)C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10</text:p>
          </table:table-cell>
          <table:table-cell table:style-name="ce22" office:value-type="string" calcext:value-type="string">
            <text:p>BLLAWOCEJDTKBM-SZNDVJGKSA-N</text:p>
          </table:table-cell>
          <table:table-cell table:style-name="ce8" office:value-type="string" calcext:value-type="string">
            <text:p>COCO[C@@H](CCC=C(C)C)C(=O)/C=C/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1-12,14,18,20H,10,13,15-16H2,1-9H3/b14-11+/t18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11</text:p>
          </table:table-cell>
          <table:table-cell table:style-name="ce22" office:value-type="string" calcext:value-type="string">
            <text:p>ZSXQIJSTVYCJJI-UNWNBOQYSA-N</text:p>
          </table:table-cell>
          <table:table-cell table:style-name="ce8" office:value-type="string" calcext:value-type="string">
            <text:p>COCO[C@@H](CCC=C(C)C)[C@H]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12</text:p>
          </table:table-cell>
          <table:table-cell table:style-name="ce22" office:value-type="string" calcext:value-type="string">
            <text:p>GCOZFWFNEBPOJF-UHFFFAOYSA-N</text:p>
          </table:table-cell>
          <table:table-cell table:style-name="ce8" office:value-type="string" calcext:value-type="string">
            <text:p>CC1(C)OC(=O)C2=C(O)C=CC=C2O1</text:p>
          </table:table-cell>
          <table:table-cell table:style-name="ce8" office:value-type="string" calcext:value-type="string">
            <text:p>InChI=1S/C10H10O4/c1-10(2)13-7-5-3-4-6(11)8(7)9(12)14-10/h3-5,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3</text:p>
          </table:table-cell>
          <table:table-cell table:style-name="ce22" office:value-type="string" calcext:value-type="string">
            <text:p>WSWXKNDYQMEEKL-UHFFFAOYSA-N</text:p>
          </table:table-cell>
          <table:table-cell table:style-name="ce8" office:value-type="string" calcext:value-type="string">
            <text:p>CC1(C)OC(=O)C2=C(OS(=O)(=O)C(F)(F)F)C=CC=C2O1</text:p>
          </table:table-cell>
          <table:table-cell table:style-name="ce8" office:value-type="string" calcext:value-type="string">
            <text:p>InChI=1S/C11H9F3O6S/c1-10(2)18-6-4-3-5-7(8(6)9(15)19-10)20-21(16,17)11(12,13)14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4</text:p>
          </table:table-cell>
          <table:table-cell table:style-name="ce22" office:value-type="string" calcext:value-type="string">
            <text:p>YUDPZNFFOSVWPH-UHFFFAOYSA-N</text:p>
          </table:table-cell>
          <table:table-cell table:style-name="ce8" office:value-type="string" calcext:value-type="string">
            <text:p>CC1(C)OC(=O)C2=C(OCC3=CC=CC=C3)C=CC=C2O1</text:p>
          </table:table-cell>
          <table:table-cell table:style-name="ce8" office:value-type="string" calcext:value-type="string">
            <text:p>InChI=1S/C17H16O4/c1-17(2)20-14-10-6-9-13(15(14)16(18)21-17)19-11-12-7-4-3-5-8-12/h3-10H,1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5</text:p>
          </table:table-cell>
          <table:table-cell table:style-name="ce22" office:value-type="string" calcext:value-type="string">
            <text:p>MKQNGRPRHVXONX-UHFFFAOYSA-N</text:p>
          </table:table-cell>
          <table:table-cell table:style-name="ce8" office:value-type="string" calcext:value-type="string">
            <text:p>COCOC1=C2C(=O)OC(C)(C)OC2=CC=C1</text:p>
          </table:table-cell>
          <table:table-cell table:style-name="ce8" office:value-type="string" calcext:value-type="string">
            <text:p>InChI=1S/C12H14O5/c1-12(2)16-9-6-4-5-8(15-7-14-3)10(9)11(13)17-12/h4-6H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6</text:p>
          </table:table-cell>
          <table:table-cell table:style-name="ce22" office:value-type="string" calcext:value-type="string">
            <text:p>AFKMYRMZYXNPLY-UHFFFAOYSA-N</text:p>
          </table:table-cell>
          <table:table-cell table:style-name="ce8" office:value-type="string" calcext:value-type="string">
            <text:p>CC1(C)OC(=O)C2=C(O[Si](C)(C)C(C)(C)C)C=CC=C2O1</text:p>
          </table:table-cell>
          <table:table-cell table:style-name="ce8" office:value-type="string" calcext:value-type="string">
            <text:p>InChI=1S/C16H24O4Si/c1-15(2,3)21(6,7)20-12-10-8-9-11-13(12)14(17)19-16(4,5)18-11/h8-10H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7</text:p>
          </table:table-cell>
          <table:table-cell table:style-name="ce22" office:value-type="string" calcext:value-type="string">
            <text:p>ULVDJPWLNQFBSF-UHFFFAOYSA-N</text:p>
          </table:table-cell>
          <table:table-cell table:style-name="ce8" office:value-type="string" calcext:value-type="string">
            <text:p>CC1=C2OC(C)(C)OC(=O)C2=C(C(C)C)C=C1</text:p>
          </table:table-cell>
          <table:table-cell table:style-name="ce8" office:value-type="string" calcext:value-type="string">
            <text:p>InChI=1S/C14H18O3/c1-8(2)10-7-6-9(3)12-11(10)13(15)17-14(4,5)16-12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8</text:p>
          </table:table-cell>
          <table:table-cell table:style-name="ce22" office:value-type="string" calcext:value-type="string">
            <text:p>ZSGGYQRSKUPPEK-UHFFFAOYSA-N</text:p>
          </table:table-cell>
          <table:table-cell table:style-name="ce8" office:value-type="string" calcext:value-type="string">
            <text:p>C=CCOC1=C2C(=O)OC(C)(C)OC2=CC=C1</text:p>
          </table:table-cell>
          <table:table-cell table:style-name="ce8" office:value-type="string" calcext:value-type="string">
            <text:p>InChI=1S/C13H14O4/c1-4-8-15-9-6-5-7-10-11(9)12(14)17-13(2,3)16-10/h4-7H,1,8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19</text:p>
          </table:table-cell>
          <table:table-cell table:style-name="ce22" office:value-type="string" calcext:value-type="string">
            <text:p>BCDJCHMCNCNMPP-UHFFFAOYSA-N</text:p>
          </table:table-cell>
          <table:table-cell table:style-name="ce8" office:value-type="string" calcext:value-type="string">
            <text:p>CC1(C)OC(=O)C2=C(F)C=CC=C2O1</text:p>
          </table:table-cell>
          <table:table-cell table:style-name="ce8" office:value-type="string" calcext:value-type="string">
            <text:p>InChI=1S/C10H9FO3/c1-10(2)13-7-5-3-4-6(11)8(7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0</text:p>
          </table:table-cell>
          <table:table-cell table:style-name="ce22" office:value-type="string" calcext:value-type="string">
            <text:p>GQDUEOWTICSLQN-UHFFFAOYSA-N</text:p>
          </table:table-cell>
          <table:table-cell table:style-name="ce8" office:value-type="string" calcext:value-type="string">
            <text:p>CC1(C)OC(=O)C2=CC(Br)=CC=C2O1</text:p>
          </table:table-cell>
          <table:table-cell table:style-name="ce8" office:value-type="string" calcext:value-type="string">
            <text:p>InChI=1S/C10H9Br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1</text:p>
          </table:table-cell>
          <table:table-cell table:style-name="ce22" office:value-type="string" calcext:value-type="string">
            <text:p>JLGPUMHHDILCSU-UHFFFAOYSA-N</text:p>
          </table:table-cell>
          <table:table-cell table:style-name="ce8" office:value-type="string" calcext:value-type="string">
            <text:p>CC1(C)OC(=O)C2=CC=C(Cl)C=C2O1</text:p>
          </table:table-cell>
          <table:table-cell table:style-name="ce8" office:value-type="string" calcext:value-type="string">
            <text:p>InChI=1S/C10H9ClO3/c1-10(2)13-8-5-6(11)3-4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2</text:p>
          </table:table-cell>
          <table:table-cell table:style-name="ce22" office:value-type="string" calcext:value-type="string">
            <text:p>QNDFFFLRKOLQEP-UHFFFAOYSA-N</text:p>
          </table:table-cell>
          <table:table-cell table:style-name="ce8" office:value-type="string" calcext:value-type="string">
            <text:p>CC1(C)OC(=O)C2=CC(I)=CC=C2O1</text:p>
          </table:table-cell>
          <table:table-cell table:style-name="ce8" office:value-type="string" calcext:value-type="string">
            <text:p>InChI=1S/C10H9I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3</text:p>
          </table:table-cell>
          <table:table-cell table:style-name="ce22" office:value-type="string" calcext:value-type="string">
            <text:p>DGXAGETVRDOQFP-UHFFFAOYSA-N</text:p>
          </table:table-cell>
          <table:table-cell table:style-name="ce8" office:value-type="string" calcext:value-type="string">
            <text:p>O=CC1=C(O)C=CC=C1O</text:p>
          </table:table-cell>
          <table:table-cell table:style-name="ce8" office:value-type="string" calcext:value-type="string">
            <text:p>InChI=1S/C7H6O3/c8-4-5-6(9)2-1-3-7(5)10/h1-4,9-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4</text:p>
          </table:table-cell>
          <table:table-cell table:style-name="ce22" office:value-type="string" calcext:value-type="string">
            <text:p>CARXVIZEXIAHCU-UHFFFAOYSA-N</text:p>
          </table:table-cell>
          <table:table-cell table:style-name="ce8" office:value-type="string" calcext:value-type="string">
            <text:p>O=CC1=C(OS(=O)(=O)C(F)(F)F)C=CC=C1O</text:p>
          </table:table-cell>
          <table:table-cell table:style-name="ce8" office:value-type="string" calcext:value-type="string">
            <text:p>InChI=1S/C8H5F3O5S/c9-8(10,11)17(14,15)16-7-3-1-2-6(13)5(7)4-12/h1-4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5</text:p>
          </table:table-cell>
          <table:table-cell table:style-name="ce22" office:value-type="string" calcext:value-type="string">
            <text:p>CUWFFMPCGHYLRX-UHFFFAOYSA-N</text:p>
          </table:table-cell>
          <table:table-cell table:style-name="ce8" office:value-type="string" calcext:value-type="string">
            <text:p>O=CC1=C(OCC2=CC=CC=C2)C=CC=C1O</text:p>
          </table:table-cell>
          <table:table-cell table:style-name="ce8" office:value-type="string" calcext:value-type="string">
            <text:p>InChI=1S/C14H12O3/c15-9-12-13(16)7-4-8-14(12)17-10-11-5-2-1-3-6-11/h1-9,16H,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6</text:p>
          </table:table-cell>
          <table:table-cell table:style-name="ce22" office:value-type="string" calcext:value-type="string">
            <text:p>GSHNZOVUGRZEON-UHFFFAOYSA-N</text:p>
          </table:table-cell>
          <table:table-cell table:style-name="ce8" office:value-type="string" calcext:value-type="string">
            <text:p>COCOC1=C(C=O)C(O)=CC=C1</text:p>
          </table:table-cell>
          <table:table-cell table:style-name="ce8" office:value-type="string" calcext:value-type="string">
            <text:p>InChI=1S/C9H10O4/c1-12-6-13-9-4-2-3-8(11)7(9)5-10/h2-5,11H,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7</text:p>
          </table:table-cell>
          <table:table-cell table:style-name="ce22" office:value-type="string" calcext:value-type="string">
            <text:p>DAFDPOPCLLGPMD-UHFFFAOYSA-N</text:p>
          </table:table-cell>
          <table:table-cell table:style-name="ce8" office:value-type="string" calcext:value-type="string">
            <text:p>C=CCOC1=C(C=O)C(O)=CC=C1</text:p>
          </table:table-cell>
          <table:table-cell table:style-name="ce8" office:value-type="string" calcext:value-type="string">
            <text:p>InChI=1S/C10H10O3/c1-2-6-13-10-5-3-4-9(12)8(10)7-11/h2-5,7,12H,1,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8</text:p>
          </table:table-cell>
          <table:table-cell table:style-name="ce22" office:value-type="string" calcext:value-type="string">
            <text:p>IWIVDXJAWKUFEE-UHFFFAOYSA-N</text:p>
          </table:table-cell>
          <table:table-cell table:style-name="ce8" office:value-type="string" calcext:value-type="string">
            <text:p>C=CC1=C(C=O)C(O)=CC(OCC2=CC=CC=C2)=C1</text:p>
          </table:table-cell>
          <table:table-cell table:style-name="ce8" office:value-type="string" calcext:value-type="string">
            <text:p>InChI=1S/C16H14O3/c1-2-13-8-14(9-16(18)15(13)10-17)19-11-12-6-4-3-5-7-12/h2-10,18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29</text:p>
          </table:table-cell>
          <table:table-cell table:style-name="ce22" office:value-type="string" calcext:value-type="string">
            <text:p>FZIBGCDUHZBOLA-UHFFFAOYSA-N</text:p>
          </table:table-cell>
          <table:table-cell table:style-name="ce8" office:value-type="string" calcext:value-type="string">
            <text:p>O=CC1=C(F)C=CC=C1O</text:p>
          </table:table-cell>
          <table:table-cell table:style-name="ce8" office:value-type="string" calcext:value-type="string">
            <text:p>InChI=1S/C7H5FO2/c8-6-2-1-3-7(10)5(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0</text:p>
          </table:table-cell>
          <table:table-cell table:style-name="ce22" office:value-type="string" calcext:value-type="string">
            <text:p>MKKSTJKBKNCMRV-UHFFFAOYSA-N</text:p>
          </table:table-cell>
          <table:table-cell table:style-name="ce8" office:value-type="string" calcext:value-type="string">
            <text:p>O=CC1=CC(Br)=CC=C1O</text:p>
          </table:table-cell>
          <table:table-cell table:style-name="ce8" office:value-type="string" calcext:value-type="string">
            <text:p>InChI=1S/C7H5Br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1</text:p>
          </table:table-cell>
          <table:table-cell table:style-name="ce22" office:value-type="string" calcext:value-type="string">
            <text:p>QNZWAJZEJAOVPN-UHFFFAOYSA-N</text:p>
          </table:table-cell>
          <table:table-cell table:style-name="ce8" office:value-type="string" calcext:value-type="string">
            <text:p>O=CC1=CC=C(Cl)C=C1O</text:p>
          </table:table-cell>
          <table:table-cell table:style-name="ce8" office:value-type="string" calcext:value-type="string">
            <text:p>InChI=1S/C7H5ClO2/c8-6-2-1-5(4-9)7(10)3-6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2</text:p>
          </table:table-cell>
          <table:table-cell table:style-name="ce22" office:value-type="string" calcext:value-type="string">
            <text:p>PDFVIWFKGYODKD-UHFFFAOYSA-N</text:p>
          </table:table-cell>
          <table:table-cell table:style-name="ce8" office:value-type="string" calcext:value-type="string">
            <text:p>O=CC1=CC(I)=CC=C1O</text:p>
          </table:table-cell>
          <table:table-cell table:style-name="ce8" office:value-type="string" calcext:value-type="string">
            <text:p>InChI=1S/C7H5I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3</text:p>
          </table:table-cell>
          <table:table-cell table:style-name="ce22" office:value-type="string" calcext:value-type="string">
            <text:p>OPOOKGLABHKUCE-UHFFFAOYSA-N</text:p>
          </table:table-cell>
          <table:table-cell table:style-name="ce8" office:value-type="string" calcext:value-type="string">
            <text:p>OCC1=C(O)C=CC=C1O</text:p>
          </table:table-cell>
          <table:table-cell table:style-name="ce8" office:value-type="string" calcext:value-type="string">
            <text:p>InChI=1S/C7H8O3/c8-4-5-6(9)2-1-3-7(5)10/h1-3,8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4</text:p>
          </table:table-cell>
          <table:table-cell table:style-name="ce22" office:value-type="string" calcext:value-type="string">
            <text:p>STDCFWVCYXWAGQ-UHFFFAOYSA-N</text:p>
          </table:table-cell>
          <table:table-cell table:style-name="ce8" office:value-type="string" calcext:value-type="string">
            <text:p>O=S(=O)(OC1=C(CO)C(O)=CC=C1)C(F)(F)F</text:p>
          </table:table-cell>
          <table:table-cell table:style-name="ce8" office:value-type="string" calcext:value-type="string">
            <text:p>InChI=1S/C8H7F3O5S/c9-8(10,11)17(14,15)16-7-3-1-2-6(13)5(7)4-12/h1-3,12-13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5</text:p>
          </table:table-cell>
          <table:table-cell table:style-name="ce22" office:value-type="string" calcext:value-type="string">
            <text:p>RUCOVVLXDAGPBK-UHFFFAOYSA-N</text:p>
          </table:table-cell>
          <table:table-cell table:style-name="ce8" office:value-type="string" calcext:value-type="string">
            <text:p>COCOC1=C(CO)C(O)=CC=C1</text:p>
          </table:table-cell>
          <table:table-cell table:style-name="ce8" office:value-type="string" calcext:value-type="string">
            <text:p>InChI=1S/C9H12O4/c1-12-6-13-9-4-2-3-8(11)7(9)5-10/h2-4,10-11H,5-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6</text:p>
          </table:table-cell>
          <table:table-cell table:style-name="ce22" office:value-type="string" calcext:value-type="string">
            <text:p>VDPZVOVAEYFTOD-UHFFFAOYSA-N</text:p>
          </table:table-cell>
          <table:table-cell table:style-name="ce8" office:value-type="string" calcext:value-type="string">
            <text:p>CC1=C(O)C(CO)=C(C(C)C)C=C1</text:p>
          </table:table-cell>
          <table:table-cell table:style-name="ce8" office:value-type="string" calcext:value-type="string">
            <text:p>InChI=1S/C11H16O2/c1-7(2)9-5-4-8(3)11(13)10(9)6-12/h4-5,7,12-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7</text:p>
          </table:table-cell>
          <table:table-cell table:style-name="ce22" office:value-type="string" calcext:value-type="string">
            <text:p>OBCPQJPFROACHP-UHFFFAOYSA-N</text:p>
          </table:table-cell>
          <table:table-cell table:style-name="ce8" office:value-type="string" calcext:value-type="string">
            <text:p>C=CC1=C(CO)C(O)=CC(OCC2=CC=CC=C2)=C1</text:p>
          </table:table-cell>
          <table:table-cell table:style-name="ce8" office:value-type="string" calcext:value-type="string">
            <text:p>InChI=1S/C16H16O3/c1-2-13-8-14(9-16(18)15(13)10-17)19-11-12-6-4-3-5-7-12/h2-9,17-18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8</text:p>
          </table:table-cell>
          <table:table-cell table:style-name="ce22" office:value-type="string" calcext:value-type="string">
            <text:p>WBCNXJQLFJZDLJ-UHFFFAOYSA-N</text:p>
          </table:table-cell>
          <table:table-cell table:style-name="ce8" office:value-type="string" calcext:value-type="string">
            <text:p>OCC1=C(F)C=CC=C1O</text:p>
          </table:table-cell>
          <table:table-cell table:style-name="ce8" office:value-type="string" calcext:value-type="string">
            <text:p>InChI=1S/C7H7FO2/c8-6-2-1-3-7(10)5(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39</text:p>
          </table:table-cell>
          <table:table-cell table:style-name="ce22" office:value-type="string" calcext:value-type="string">
            <text:p>KNKRHSVKIORZQB-UHFFFAOYSA-N</text:p>
          </table:table-cell>
          <table:table-cell table:style-name="ce8" office:value-type="string" calcext:value-type="string">
            <text:p>OCC1=CC(Br)=CC=C1O</text:p>
          </table:table-cell>
          <table:table-cell table:style-name="ce8" office:value-type="string" calcext:value-type="string">
            <text:p>InChI=1S/C7H7Br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0</text:p>
          </table:table-cell>
          <table:table-cell table:style-name="ce22" office:value-type="string" calcext:value-type="string">
            <text:p>NEPPSDXLISKMNU-UHFFFAOYSA-N</text:p>
          </table:table-cell>
          <table:table-cell table:style-name="ce8" office:value-type="string" calcext:value-type="string">
            <text:p>OCC1=CC=C(Cl)C=C1O</text:p>
          </table:table-cell>
          <table:table-cell table:style-name="ce8" office:value-type="string" calcext:value-type="string">
            <text:p>InChI=1S/C7H7ClO2/c8-6-2-1-5(4-9)7(10)3-6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1</text:p>
          </table:table-cell>
          <table:table-cell table:style-name="ce22" office:value-type="string" calcext:value-type="string">
            <text:p>NXOVQYQJPVOXBC-UHFFFAOYSA-N</text:p>
          </table:table-cell>
          <table:table-cell table:style-name="ce8" office:value-type="string" calcext:value-type="string">
            <text:p>OCC1=CC(I)=CC=C1O</text:p>
          </table:table-cell>
          <table:table-cell table:style-name="ce8" office:value-type="string" calcext:value-type="string">
            <text:p>InChI=1S/C7H7I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2</text:p>
          </table:table-cell>
          <table:table-cell table:style-name="ce22" office:value-type="string" calcext:value-type="string">
            <text:p>SVXUAJWSSNIWMF-UHFFFAOYSA-N</text:p>
          </table:table-cell>
          <table:table-cell table:style-name="ce8" office:value-type="string" calcext:value-type="string">
            <text:p>OCC1=C(OCC2=CC=CC=C2)C=CC=C1O</text:p>
          </table:table-cell>
          <table:table-cell table:style-name="ce8" office:value-type="string" calcext:value-type="string">
            <text:p>InChI=1S/C14H14O3/c15-9-12-13(16)7-4-8-14(12)17-10-11-5-2-1-3-6-11/h1-8,15-16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3</text:p>
          </table:table-cell>
          <table:table-cell table:style-name="ce22" office:value-type="string" calcext:value-type="string">
            <text:p>YWUPXUSCDBZJQE-UHFFFAOYSA-N</text:p>
          </table:table-cell>
          <table:table-cell table:style-name="ce8" office:value-type="string" calcext:value-type="string">
            <text:p>CC(C)(C)[Si](C)(C)OC1=C(CO)C(O)=CC=C1</text:p>
          </table:table-cell>
          <table:table-cell table:style-name="ce8" office:value-type="string" calcext:value-type="string">
            <text:p>InChI=1S/C13H22O3Si/c1-13(2,3)17(4,5)16-12-8-6-7-11(15)10(12)9-14/h6-8,14-15H,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4</text:p>
          </table:table-cell>
          <table:table-cell table:style-name="ce22" office:value-type="string" calcext:value-type="string">
            <text:p>ZCWMFEPNSQCQOD-UHFFFAOYSA-N</text:p>
          </table:table-cell>
          <table:table-cell table:style-name="ce8" office:value-type="string" calcext:value-type="string">
            <text:p>C=CCOC1=C(CO)C(O)=CC=C1</text:p>
          </table:table-cell>
          <table:table-cell table:style-name="ce8" office:value-type="string" calcext:value-type="string">
            <text:p>InChI=1S/C10H12O3/c1-2-6-13-10-5-3-4-9(12)8(10)7-11/h2-5,11-12H,1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5</text:p>
          </table:table-cell>
          <table:table-cell table:style-name="ce22" office:value-type="string" calcext:value-type="string">
            <text:p>BKWACIXSGZUJMD-MMXSNCJCSA-N</text:p>
          </table:table-cell>
          <table:table-cell table:style-name="ce8" office:value-type="string" calcext:value-type="string">
            <text:p>COCO[C@@H](C1=CC=CC=C1)[C@@H](O)C1=CC=CC=C1.COCO[C@@H](C1=CC=CC=C1)[C@H](O)C1=CC=CC=C1</text:p>
          </table:table-cell>
          <table:table-cell table:style-name="ce8" office:value-type="string" calcext:value-type="string">
            <text:p>InChI=1S/2C16H18O3/c2*1-18-12-19-16(14-10-6-3-7-11-14)15(17)13-8-4-2-5-9-13/h2*2-11,15-17H,12H2,1H3/t15-,16+;15-,1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6</text:p>
          </table:table-cell>
          <table:table-cell table:style-name="ce22" office:value-type="string" calcext:value-type="string">
            <text:p>RERCALCGVMIVFK-QFIPXVFZSA-N</text:p>
          </table:table-cell>
          <table:table-cell table:style-name="ce8" office:value-type="string" calcext:value-type="string">
            <text:p>O=C(C1=CC=CC=C1)[C@@H](OCOCC1=CC=CC=C1)C1=CC=CC=C1</text:p>
          </table:table-cell>
          <table:table-cell table:style-name="ce8" office:value-type="string" calcext:value-type="string">
            <text:p>InChI=1S/C22H20O3/c23-21(19-12-6-2-7-13-19)22(20-14-8-3-9-15-20)25-17-24-16-18-10-4-1-5-11-18/h1-15,22H,16-17H2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7</text:p>
          </table:table-cell>
          <table:table-cell table:style-name="ce22" office:value-type="string" calcext:value-type="string">
            <text:p>VOECAIZMWCFMPG-FQEVSTJZSA-N</text:p>
          </table:table-cell>
          <table:table-cell table:style-name="ce8" office:value-type="string" calcext:value-type="string">
            <text:p>C[Si](C)(C)CCOCO[C@H](C(=O)C1=CC=CC=C1)C1=CC=CC=C1</text:p>
          </table:table-cell>
          <table:table-cell table:style-name="ce8" office:value-type="string" calcext:value-type="string">
            <text:p>InChI=1S/C20H26O3Si/c1-24(2,3)15-14-22-16-23-20(18-12-8-5-9-13-18)19(21)17-10-6-4-7-11-17/h4-13,20H,14-16H2,1-3H3/t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8</text:p>
          </table:table-cell>
          <table:table-cell table:style-name="ce22" office:value-type="string" calcext:value-type="string">
            <text:p>YGFUTXZDXDVTRD-IYKASMSCSA-N</text:p>
          </table:table-cell>
          <table:table-cell table:style-name="ce8" office:value-type="string" calcext:value-type="string">
            <text:p>O[C@@H](C1=CC=CC=C1)[C@@H](OCOCC1=CC=CC=C1)C1=CC=CC=C1.O[C@H](C1=CC=CC=C1)[C@@H](OCOCC1=CC=CC=C1)C1=CC=CC=C1</text:p>
          </table:table-cell>
          <table:table-cell table:style-name="ce8" office:value-type="string" calcext:value-type="string">
            <text:p>InChI=1S/2C22H22O3/c2*23-21(19-12-6-2-7-13-19)22(20-14-8-3-9-15-20)25-17-24-16-18-10-4-1-5-11-18/h2*1-15,21-23H,16-17H2/t21-,22+;21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49</text:p>
          </table:table-cell>
          <table:table-cell table:style-name="ce22" office:value-type="string" calcext:value-type="string">
            <text:p>IOAWFTQZVQATQZ-DBTLPFQVSA-N</text:p>
          </table:table-cell>
          <table:table-cell table:style-name="ce8" office:value-type="string" calcext:value-type="string">
            <text:p>O[C@@H](C1=CC=CC=C1)[C@@H](OC1CCCCO1)C1=CC=CC=C1.O[C@H](C1=CC=CC=C1)[C@@H](OC1CCCCO1)C1=CC=CC=C1</text:p>
          </table:table-cell>
          <table:table-cell table:style-name="ce8" office:value-type="string" calcext:value-type="string">
            <text:p>InChI=1S/2C19H22O3/c2*20-18(15-9-3-1-4-10-15)19(16-11-5-2-6-12-16)22-17-13-7-8-14-21-17/h2*1-6,9-12,17-20H,7-8,13-14H2/t17?,18-,19+;17?,18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0</text:p>
          </table:table-cell>
          <table:table-cell table:style-name="ce22" office:value-type="string" calcext:value-type="string">
            <text:p>HLLQXUJMZNICDA-HNDOAXCSSA-N</text:p>
          </table:table-cell>
          <table:table-cell table:style-name="ce8" office:value-type="string" calcext:value-type="string">
            <text:p>COCCOCO[C@@H](C1=CC=CC=C1)[C@@H](O)C1=CC=CC=C1.COCCOCO[C@@H](C1=CC=CC=C1)[C@H](O)C1=CC=CC=C1</text:p>
          </table:table-cell>
          <table:table-cell table:style-name="ce8" office:value-type="string" calcext:value-type="string">
            <text:p>InChI=1S/2C18H22O4/c2*1-20-12-13-21-14-22-18(16-10-6-3-7-11-16)17(19)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1</text:p>
          </table:table-cell>
          <table:table-cell table:style-name="ce22" office:value-type="string" calcext:value-type="string">
            <text:p>PGLNWHWREINUCV-NEKPRPMVSA-N</text:p>
          </table:table-cell>
          <table:table-cell table:style-name="ce8" office:value-type="string" calcext:value-type="string">
            <text:p>C[Si](C)(C)CCOCO[C@@H](C1=CC=CC=C1)[C@@H](O)C1=CC=CC=C1.C[Si](C)(C)CCOCO[C@@H](C1=CC=CC=C1)[C@H](O)C1=CC=CC=C1</text:p>
          </table:table-cell>
          <table:table-cell table:style-name="ce8" office:value-type="string" calcext:value-type="string">
            <text:p>InChI=1S/2C20H28O3Si/c2*1-24(2,3)15-14-22-16-23-20(18-12-8-5-9-13-18)19(21)17-10-6-4-7-11-17/h2*4-13,19-21H,14-16H2,1-3H3/t19-,20+;19-,2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2</text:p>
          </table:table-cell>
          <table:table-cell table:style-name="ce22" office:value-type="string" calcext:value-type="string">
            <text:p>LJAAHHOUHAYJEQ-IPQKMFTISA-N</text:p>
          </table:table-cell>
          <table:table-cell table:style-name="ce8" office:value-type="string" calcext:value-type="string">
            <text:p>CO[C@@H](C1=CC=CC=C1)[C@@H](O)C1=CC=CC=C1.CO[C@@H](C1=CC=CC=C1)[C@H](O)C1=CC=CC=C1</text:p>
          </table:table-cell>
          <table:table-cell table:style-name="ce8" office:value-type="string" calcext:value-type="string">
            <text:p>InChI=1S/2C15H16O2/c2*1-17-15(13-10-6-3-7-11-13)14(16)12-8-4-2-5-9-12/h2*2-11,14-16H,1H3/t14-,15+;14-,1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3</text:p>
          </table:table-cell>
          <table:table-cell table:style-name="ce22" office:value-type="string" calcext:value-type="string">
            <text:p>WTFRSSNQZQMFPX-SFHVURJKSA-N</text:p>
          </table:table-cell>
          <table:table-cell table:style-name="ce8" office:value-type="string" calcext:value-type="string">
            <text:p>COCO[C@H](C(=O)C#CC1=CC=CC=C1)C1=CC=CC=C1</text:p>
          </table:table-cell>
          <table:table-cell table:style-name="ce8" office:value-type="string" calcext:value-type="string">
            <text:p>InChI=1S/C18H16O3/c1-20-14-21-18(16-10-6-3-7-11-16)17(19)13-12-15-8-4-2-5-9-15/h2-11,18H,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4</text:p>
          </table:table-cell>
          <table:table-cell table:style-name="ce22" office:value-type="string" calcext:value-type="string">
            <text:p>QOARURWVUJFYDF-HHNLSAEISA-N</text:p>
          </table:table-cell>
          <table:table-cell table:style-name="ce8" office:value-type="string" calcext:value-type="string">
            <text:p>COCO[C@H](C(=O)/C=C/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+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5</text:p>
          </table:table-cell>
          <table:table-cell table:style-name="ce22" office:value-type="string" calcext:value-type="string">
            <text:p>QOARURWVUJFYDF-SQVRQVGWSA-N</text:p>
          </table:table-cell>
          <table:table-cell table:style-name="ce8" office:value-type="string" calcext:value-type="string">
            <text:p>COCO[C@H](C(=O)/C=C\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-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6</text:p>
          </table:table-cell>
          <table:table-cell table:style-name="ce22" office:value-type="string" calcext:value-type="string">
            <text:p>VHJDCRNSGLGONS-SFHVURJKSA-N</text:p>
          </table:table-cell>
          <table:table-cell table:style-name="ce8" office:value-type="string" calcext:value-type="string">
            <text:p>COCO[C@H](C(=O)CCC1=CC=CC=C1)C1=CC=CC=C1</text:p>
          </table:table-cell>
          <table:table-cell table:style-name="ce8" office:value-type="string" calcext:value-type="string">
            <text:p>InChI=1S/C18H20O3/c1-20-14-21-18(16-10-6-3-7-11-16)17(19)13-12-15-8-4-2-5-9-15/h2-11,18H,12-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7</text:p>
          </table:table-cell>
          <table:table-cell table:style-name="ce22" office:value-type="string" calcext:value-type="string">
            <text:p>XIPITMPZJREDQO-HNDOAXCSSA-N</text:p>
          </table:table-cell>
          <table:table-cell table:style-name="ce8" office:value-type="string" calcext:value-type="string">
            <text:p>COCO[C@@H](C1=CC=CC=C1)[C@@H](O)C#CC1=CC=CC=C1.COCO[C@@H](C1=CC=CC=C1)[C@H](O)C#CC1=CC=CC=C1</text:p>
          </table:table-cell>
          <table:table-cell table:style-name="ce8" office:value-type="string" calcext:value-type="string">
            <text:p>InChI=1S/2C18H18O3/c2*1-20-14-21-18(16-10-6-3-7-11-16)17(19)13-12-15-8-4-2-5-9-15/h2*2-11,17-19H,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8</text:p>
          </table:table-cell>
          <table:table-cell table:style-name="ce22" office:value-type="string" calcext:value-type="string">
            <text:p>AHNWOKROILEPKD-SUURBWTFSA-N</text:p>
          </table:table-cell>
          <table:table-cell table:style-name="ce8" office:value-type="string" calcext:value-type="string">
            <text:p>COCO[C@@H](C1=CC=CC=C1)[C@@H](O)/C=C/C1=CC=CC=C1.COCO[C@@H](C1=CC=CC=C1)[C@H](O)/C=C/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+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59</text:p>
          </table:table-cell>
          <table:table-cell table:style-name="ce22" office:value-type="string" calcext:value-type="string">
            <text:p>AHNWOKROILEPKD-OATWOGHKSA-N</text:p>
          </table:table-cell>
          <table:table-cell table:style-name="ce8" office:value-type="string" calcext:value-type="string">
            <text:p>COCO[C@@H](C1=CC=CC=C1)[C@@H](O)/C=C\C1=CC=CC=C1.COCO[C@@H](C1=CC=CC=C1)[C@H](O)/C=C\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-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0</text:p>
          </table:table-cell>
          <table:table-cell table:style-name="ce22" office:value-type="string" calcext:value-type="string">
            <text:p>VGTOKJFRNZFVFA-HNDOAXCSSA-N</text:p>
          </table:table-cell>
          <table:table-cell table:style-name="ce8" office:value-type="string" calcext:value-type="string">
            <text:p>COCO[C@@H](C1=CC=CC=C1)[C@@H](O)CCC1=CC=CC=C1.COCO[C@@H](C1=CC=CC=C1)[C@H](O)CCC1=CC=CC=C1</text:p>
          </table:table-cell>
          <table:table-cell table:style-name="ce8" office:value-type="string" calcext:value-type="string">
            <text:p>InChI=1S/2C18H22O3/c2*1-20-14-21-18(16-10-6-3-7-11-16)17(19)13-12-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1</text:p>
          </table:table-cell>
          <table:table-cell table:style-name="ce22" office:value-type="string" calcext:value-type="string">
            <text:p>MDSZXLSFUMAMQU-KRWDZBQOSA-N</text:p>
          </table:table-cell>
          <table:table-cell table:style-name="ce8" office:value-type="string" calcext:value-type="string">
            <text:p>COCO[C@@H](C#CC1=CC=CC=C1)C(=O)C1=CC=CC=C1</text:p>
          </table:table-cell>
          <table:table-cell table:style-name="ce8" office:value-type="string" calcext:value-type="string">
            <text:p>InChI=1S/C18H16O3/c1-20-14-21-17(13-12-15-8-4-2-5-9-15)18(19)16-10-6-3-7-11-16/h2-11,17H,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2</text:p>
          </table:table-cell>
          <table:table-cell table:style-name="ce22" office:value-type="string" calcext:value-type="string">
            <text:p>OALVALLPWUXGKH-UJGDBWEASA-N</text:p>
          </table:table-cell>
          <table:table-cell table:style-name="ce8" office:value-type="string" calcext:value-type="string">
            <text:p>COCO[C@@H](/C=C/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+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3</text:p>
          </table:table-cell>
          <table:table-cell table:style-name="ce22" office:value-type="string" calcext:value-type="string">
            <text:p>OALVALLPWUXGKH-QOHRORDFSA-N</text:p>
          </table:table-cell>
          <table:table-cell table:style-name="ce8" office:value-type="string" calcext:value-type="string">
            <text:p>COCO[C@@H](/C=C\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-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4</text:p>
          </table:table-cell>
          <table:table-cell table:style-name="ce22" office:value-type="string" calcext:value-type="string">
            <text:p>RTUAMJPHJSEVAN-KRWDZBQOSA-N</text:p>
          </table:table-cell>
          <table:table-cell table:style-name="ce8" office:value-type="string" calcext:value-type="string">
            <text:p>COCO[C@@H](CCC1=CC=CC=C1)C(=O)C1=CC=CC=C1</text:p>
          </table:table-cell>
          <table:table-cell table:style-name="ce8" office:value-type="string" calcext:value-type="string">
            <text:p>InChI=1S/C18H20O3/c1-20-14-21-17(13-12-15-8-4-2-5-9-15)18(19)16-10-6-3-7-11-16/h2-11,17H,12-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5</text:p>
          </table:table-cell>
          <table:table-cell table:style-name="ce22" office:value-type="string" calcext:value-type="string">
            <text:p>SNVWBVRXXRTNDO-PNNHTFJHSA-N</text:p>
          </table:table-cell>
          <table:table-cell table:style-name="ce8" office:value-type="string" calcext:value-type="string">
            <text:p>COCO[C@@H](C#CC1=CC=CC=C1)[C@@H](O)C1=CC=CC=C1.COCO[C@@H](C#CC1=CC=CC=C1)[C@H](O)C1=CC=CC=C1</text:p>
          </table:table-cell>
          <table:table-cell table:style-name="ce8" office:value-type="string" calcext:value-type="string">
            <text:p>InChI=1S/2C18H18O3/c2*1-20-14-21-17(13-12-15-8-4-2-5-9-15)18(19)16-10-6-3-7-11-16/h2*2-11,17-19H,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6</text:p>
          </table:table-cell>
          <table:table-cell table:style-name="ce22" office:value-type="string" calcext:value-type="string">
            <text:p>NCOZJYINTOURRP-JQQYLWPUSA-N</text:p>
          </table:table-cell>
          <table:table-cell table:style-name="ce8" office:value-type="string" calcext:value-type="string">
            <text:p>COCO[C@@H](/C=C/C1=CC=CC=C1)[C@@H](O)C1=CC=CC=C1.COCO[C@@H](/C=C/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+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7</text:p>
          </table:table-cell>
          <table:table-cell table:style-name="ce22" office:value-type="string" calcext:value-type="string">
            <text:p>NCOZJYINTOURRP-CLCKEGSESA-N</text:p>
          </table:table-cell>
          <table:table-cell table:style-name="ce8" office:value-type="string" calcext:value-type="string">
            <text:p>COCO[C@@H](/C=C\C1=CC=CC=C1)[C@@H](O)C1=CC=CC=C1.COCO[C@@H](/C=C\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-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8</text:p>
          </table:table-cell>
          <table:table-cell table:style-name="ce22" office:value-type="string" calcext:value-type="string">
            <text:p>WUTACFFCPOEYQN-PNNHTFJHSA-N</text:p>
          </table:table-cell>
          <table:table-cell table:style-name="ce8" office:value-type="string" calcext:value-type="string">
            <text:p>COCO[C@@H](CCC1=CC=CC=C1)[C@@H](O)C1=CC=CC=C1.COCO[C@@H](CCC1=CC=CC=C1)[C@H](O)C1=CC=CC=C1</text:p>
          </table:table-cell>
          <table:table-cell table:style-name="ce8" office:value-type="string" calcext:value-type="string">
            <text:p>InChI=1S/2C18H22O3/c2*1-20-14-21-17(13-12-15-8-4-2-5-9-15)18(19)16-10-6-3-7-11-16/h2*2-11,17-19H,12-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69</text:p>
          </table:table-cell>
          <table:table-cell table:style-name="ce22" office:value-type="string" calcext:value-type="string">
            <text:p>MWDZAYHLVAAFBY-SNVBAGLBSA-N</text:p>
          </table:table-cell>
          <table:table-cell table:style-name="ce8" office:value-type="string" calcext:value-type="string">
            <text:p>CCCC(=O)[C@@H](CCC)OCOC</text:p>
          </table:table-cell>
          <table:table-cell table:style-name="ce8" office:value-type="string" calcext:value-type="string">
            <text:p>InChI=1S/C10H20O3/c1-4-6-9(11)10(7-5-2)13-8-12-3/h10H,4-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0</text:p>
          </table:table-cell>
          <table:table-cell table:style-name="ce22" office:value-type="string" calcext:value-type="string">
            <text:p>RREFKIMAASVRNV-CQSZACIVSA-N</text:p>
          </table:table-cell>
          <table:table-cell table:style-name="ce8" office:value-type="string" calcext:value-type="string">
            <text:p>CCCC(=O)[C@@H](CCC)OCOCC[Si](C)(C)C</text:p>
          </table:table-cell>
          <table:table-cell table:style-name="ce8" office:value-type="string" calcext:value-type="string">
            <text:p>InChI=1S/C14H30O3Si/c1-6-8-13(15)14(9-7-2)17-12-16-10-11-18(3,4)5/h14H,6-12H2,1-5H3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1</text:p>
          </table:table-cell>
          <table:table-cell table:style-name="ce22" office:value-type="string" calcext:value-type="string">
            <text:p>OAERWYANJBMGDL-MRXNPFEDSA-N</text:p>
          </table:table-cell>
          <table:table-cell table:style-name="ce8" office:value-type="string" calcext:value-type="string">
            <text:p>CCCC(=O)[C@@H](CCC)OCOCC1=CC=CC=C1</text:p>
          </table:table-cell>
          <table:table-cell table:style-name="ce8" office:value-type="string" calcext:value-type="string">
            <text:p>InChI=1S/C16H24O3/c1-3-8-15(17)16(9-4-2)19-13-18-12-14-10-6-5-7-11-14/h5-7,10-11,16H,3-4,8-9,12-13H2,1-2H3/t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2</text:p>
          </table:table-cell>
          <table:table-cell table:style-name="ce22" office:value-type="string" calcext:value-type="string">
            <text:p>OPGHWAPNRXUJGK-WZONHVMESA-N</text:p>
          </table:table-cell>
          <table:table-cell table:style-name="ce8" office:value-type="string" calcext:value-type="string">
            <text:p>CCC[C@@H](O)[C@@H](CCC)OCOC.CCC[C@H](O)[C@@H](CCC)OCOC</text:p>
          </table:table-cell>
          <table:table-cell table:style-name="ce8" office:value-type="string" calcext:value-type="string">
            <text:p>InChI=1S/2C10H22O3/c2*1-4-6-9(11)10(7-5-2)13-8-12-3/h2*9-11H,4-8H2,1-3H3/t9-,10+;9-,10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3</text:p>
          </table:table-cell>
          <table:table-cell table:style-name="ce22" office:value-type="string" calcext:value-type="string">
            <text:p>KNDQKOGTNLWOKF-BINDCITOSA-N</text:p>
          </table:table-cell>
          <table:table-cell table:style-name="ce8" office:value-type="string" calcext:value-type="string">
            <text:p>CCC[C@@H](O)[C@@H](CCC)OCOCC[Si](C)(C)C.CCC[C@H](O)[C@@H](CCC)OCOCC[Si](C)(C)C</text:p>
          </table:table-cell>
          <table:table-cell table:style-name="ce8" office:value-type="string" calcext:value-type="string">
            <text:p>InChI=1S/2C14H32O3Si/c2*1-6-8-13(15)14(9-7-2)17-12-16-10-11-18(3,4)5/h2*13-15H,6-12H2,1-5H3/t13-,14+;13-,14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4</text:p>
          </table:table-cell>
          <table:table-cell table:style-name="ce22" office:value-type="string" calcext:value-type="string">
            <text:p>RFBPUSVRBVPZCF-WTCOSJCKSA-N</text:p>
          </table:table-cell>
          <table:table-cell table:style-name="ce8" office:value-type="string" calcext:value-type="string">
            <text:p>CCC[C@@H](O)[C@@H](CCC)OCOCC1=CC=CC=C1.CCC[C@H](O)[C@@H](CCC)OCOCC1=CC=CC=C1</text:p>
          </table:table-cell>
          <table:table-cell table:style-name="ce8" office:value-type="string" calcext:value-type="string">
            <text:p>InChI=1S/2C16H26O3/c2*1-3-8-15(17)16(9-4-2)19-13-18-12-14-10-6-5-7-11-14/h2*5-7,10-11,15-17H,3-4,8-9,12-13H2,1-2H3/t15-,16+;15-,16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5</text:p>
          </table:table-cell>
          <table:table-cell table:style-name="ce8" office:value-type="string" calcext:value-type="string">
            <text:p>NOHNQNQQODWRBK-VLGSPTGOSA-N</text:p>
          </table:table-cell>
          <table:table-cell table:style-name="ce8" office:value-type="string" calcext:value-type="string">
            <text:p>COC(=O)/C=C(/C)CO[Si](C1=CC=CC=C1)(C1=CC=CC=C1)C(C)(C)C</text:p>
          </table:table-cell>
          <table:table-cell table:style-name="ce8" office:value-type="string" calcext:value-type="string">
            <text:p>InChI=1S/C22H28O3Si/c1-18(16-21(23)24-5)17-25-26(22(2,3)4,19-12-8-6-9-13-19)20-14-10-7-11-15-20/h6-16H,17H2,1-5H3/b18-16-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5"/>
          <table:table-cell table:style-name="ce3"/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6</text:p>
          </table:table-cell>
          <table:table-cell table:style-name="ce8" office:value-type="string" calcext:value-type="string">
            <text:p>WDTRGPHUTPSEEI-DYUSVQAGSA-N</text:p>
          </table:table-cell>
          <table:table-cell table:style-name="ce8" office:value-type="string" calcext:value-type="string">
            <text:p>C/C(=C/[C@@H](O)[C@H](C)C(=O)N1C(=O)OC[C@@H]1CC1=CC=CC=C1)CO[Si](C1=CC=CC=C1)(C1=CC=CC=C1)C(C)(C)C</text:p>
          </table:table-cell>
          <table:table-cell table:style-name="ce8" office:value-type="string" calcext:value-type="string">
            <text:p>InChI=1S/C34H41NO5Si/c1-25(23-40-41(34(3,4)5,29-17-11-7-12-18-29)30-19-13-8-14-20-30)21-31(36)26(2)32(37)35-28(24-39-33(35)38)22-27-15-9-6-10-16-27/h6-21,26,28,31,36H,22-24H2,1-5H3/b25-21-/t26-,28-,31+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5"/>
          <table:table-cell table:style-name="ce3"/>
          <table:table-cell table:number-columns-repeated="1010"/>
        </table:table-row>
        <table:table-row table:style-name="ro6">
          <table:table-cell table:style-name="ce8" office:value-type="string" calcext:value-type="string">
            <text:p>UALIB-1177</text:p>
          </table:table-cell>
          <table:table-cell table:style-name="ce8" office:value-type="string" calcext:value-type="string">
            <text:p>VLALOROEHINBJW-KBWIZFGUSA-N</text:p>
          </table:table-cell>
          <table:table-cell table:style-name="ce8" office:value-type="string" calcext:value-type="string">
            <text:p>C/C(=C/[C@@H](O)[C@H](C)CO)CO[Si](C1=CC=CC=C1)(C1=CC=CC=C1)C(C)(C)C</text:p>
          </table:table-cell>
          <table:table-cell table:style-name="ce8" office:value-type="string" calcext:value-type="string">
            <text:p>InChI=1S/C24H34O3Si/c1-19(16-23(26)20(2)17-25)18-27-28(24(3,4)5,21-12-8-6-9-13-21)22-14-10-7-11-15-22/h6-16,20,23,25-26H,17-18H2,1-5H3/b19-16-/t20-,23-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78</text:p>
          </table:table-cell>
          <table:table-cell table:style-name="ce8" office:value-type="string" calcext:value-type="string">
            <text:p>LGAWUAQVJXXJBD-ZJRGRKBCSA-N</text:p>
          </table:table-cell>
          <table:table-cell table:style-name="ce8" office:value-type="string" calcext:value-type="string">
            <text:p>C/C(=C/[C@@H](O)[C@H](C)CO[Si](C)(C)C(C)(C)C)CO[Si](C1=CC=CC=C1)(C1=CC=CC=C1)C(C)(C)C</text:p>
          </table:table-cell>
          <table:table-cell table:style-name="ce8" office:value-type="string" calcext:value-type="string">
            <text:p>InChI=1S/C30H48O3Si2/c1-24(21-28(31)25(2)23-32-34(9,10)29(3,4)5)22-33-35(30(6,7)8,26-17-13-11-14-18-26)27-19-15-12-16-20-27/h11-21,25,28,31H,22-23H2,1-10H3/b24-21-/t25-,28-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79</text:p>
          </table:table-cell>
          <table:table-cell table:style-name="ce8" office:value-type="string" calcext:value-type="string">
            <text:p>YHKVRIPFHSEBBM-IYIXDCHASA-N</text:p>
          </table:table-cell>
          <table:table-cell table:style-name="ce8" office:value-type="string" calcext:value-type="string">
            <text:p>C/C(=C/[C@@H](OC(=O)CBr)[C@H](C)CO[Si](C)(C)C(C)(C)C)CO[Si](C1=CC=CC=C1)(C1=CC=CC=C1)C(C)(C)C</text:p>
          </table:table-cell>
          <table:table-cell table:style-name="ce8" office:value-type="string" calcext:value-type="string">
            <text:p>InChI=1S/C32H49BrO4Si2/c1-25(21-29(37-30(34)22-33)26(2)24-35-38(9,10)31(3,4)5)23-36-39(32(6,7)8,27-17-13-11-14-18-27)28-19-15-12-16-20-28/h11-21,26,29H,22-24H2,1-10H3/b25-21-/t26-,29-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0</text:p>
          </table:table-cell>
          <table:table-cell table:style-name="ce8" office:value-type="string" calcext:value-type="string">
            <text:p>VNPOKPJTUGJXNN-SZSLLKTLSA-N</text:p>
          </table:table-cell>
          <table:table-cell table:style-name="ce8" office:value-type="string" calcext:value-type="string">
            <text:p>C/C(=C/[C@@H](OC(=O)CBr)[C@H](C)CO)CO[Si](C1=CC=CC=C1)(C1=CC=CC=C1)C(C)(C)C</text:p>
          </table:table-cell>
          <table:table-cell table:style-name="ce8" office:value-type="string" calcext:value-type="string">
            <text:p>InChI=1S/C26H35BrO4Si/c1-20(16-24(21(2)18-28)31-25(29)17-27)19-30-32(26(3,4)5,22-12-8-6-9-13-22)23-14-10-7-11-15-23/h6-16,21,24,28H,17-19H2,1-5H3/b20-16-/t21-,24-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1</text:p>
          </table:table-cell>
          <table:table-cell table:style-name="ce8" office:value-type="string" calcext:value-type="string">
            <text:p>ZTJBHXLCCWMNJY-SZSLLKTLSA-N</text:p>
          </table:table-cell>
          <table:table-cell table:style-name="ce8" office:value-type="string" calcext:value-type="string">
            <text:p>C/C(=C/[C@@H](OC(=O)CBr)[C@H](C)C=O)CO[Si](C1=CC=CC=C1)(C1=CC=CC=C1)C(C)(C)C</text:p>
          </table:table-cell>
          <table:table-cell table:style-name="ce8" office:value-type="string" calcext:value-type="string">
            <text:p>InChI=1S/C26H33BrO4Si/c1-20(16-24(21(2)18-28)31-25(29)17-27)19-30-32(26(3,4)5,22-12-8-6-9-13-22)23-14-10-7-11-15-23/h6-16,18,21,24H,17,19H2,1-5H3/b20-16-/t21-,24-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2</text:p>
          </table:table-cell>
          <table:table-cell table:style-name="ce8" office:value-type="string" calcext:value-type="string">
            <text:p>SNJYXPJOOQRJGR-MWCFODBRSA-N</text:p>
          </table:table-cell>
          <table:table-cell table:style-name="ce8" office:value-type="string" calcext:value-type="string">
            <text:p>C/C(=C/[C@H]1OC(=O)C[C@H](O)[C@H]1C)CO[Si](C1=CC=CC=C1)(C1=CC=CC=C1)C(C)(C)C</text:p>
          </table:table-cell>
          <table:table-cell table:style-name="ce8" office:value-type="string" calcext:value-type="string">
            <text:p>InChI=1S/C26H34O4Si/c1-19(16-24-20(2)23(27)17-25(28)30-24)18-29-31(26(3,4)5,21-12-8-6-9-13-21)22-14-10-7-11-15-22/h6-16,20,23-24,27H,17-18H2,1-5H3/b19-16-/t20-,23+,24-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3</text:p>
          </table:table-cell>
          <table:table-cell table:style-name="ce8" office:value-type="string" calcext:value-type="string">
            <text:p>FPIBNTNUHQLEOA-ILXKHOHFSA-N</text:p>
          </table:table-cell>
          <table:table-cell table:style-name="ce8" office:value-type="string" calcext:value-type="string">
            <text:p>C=CC[C@H]1C[C@H](O[Si](CC)(CC)CC)[C@@H](C)[C@@H](/C=C(/C)CO[Si](C2=CC=CC=C2)(C2=CC=CC=C2)C(C)(C)C)O1</text:p>
          </table:table-cell>
          <table:table-cell table:style-name="ce8" office:value-type="string" calcext:value-type="string">
            <text:p>InChI=1S/C35H54O3Si2/c1-10-20-30-26-34(38-39(11-2,12-3)13-4)29(6)33(37-30)25-28(5)27-36-40(35(7,8)9,31-21-16-14-17-22-31)32-23-18-15-19-24-32/h10,14-19,21-25,29-30,33-34H,1,11-13,20,26-27H2,2-9H3/b28-25-/t29-,30-,33+,34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4</text:p>
          </table:table-cell>
          <table:table-cell table:style-name="ce8" office:value-type="string" calcext:value-type="string">
            <text:p>HPVXHLFVOBVRQK-GSSRGVRBSA-N</text:p>
          </table:table-cell>
          <table:table-cell table:style-name="ce8" office:value-type="string" calcext:value-type="string">
            <text:p>CC[Si](CC)(CC)O[C@H]1C[C@H](C/C=C/C=O)O[C@H](/C=C(/C)CO[Si](C2=CC=CC=C2)(C2=CC=CC=C2)C(C)(C)C)[C@@H]1C</text:p>
          </table:table-cell>
          <table:table-cell table:style-name="ce8" office:value-type="string" calcext:value-type="string">
            <text:p>InChI=1S/C36H54O4Si2/c1-9-41(10-2,11-3)40-35-27-31(20-18-19-25-37)39-34(30(35)5)26-29(4)28-38-42(36(6,7)8,32-21-14-12-15-22-32)33-23-16-13-17-24-33/h12-19,21-26,30-31,34-35H,9-11,20,27-28H2,1-8H3/b19-18+,29-26-/t30-,31-,34+,35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5</text:p>
          </table:table-cell>
          <table:table-cell table:style-name="ce8" office:value-type="string" calcext:value-type="string">
            <text:p>AUMSYMNJIVLGCN-QRBFXEHBSA-N</text:p>
          </table:table-cell>
          <table:table-cell table:style-name="ce8" office:value-type="string" calcext:value-type="string">
            <text:p>CCOC(=O)/C=C/C=C/C[C@H]1C[C@H](O[Si](CC)(CC)CC)[C@@H](C)[C@@H](/C=C(/C)CO[Si](C2=CC=CC=C2)(C2=CC=CC=C2)C(C)(C)C)O1</text:p>
          </table:table-cell>
          <table:table-cell table:style-name="ce8" office:value-type="string" calcext:value-type="string">
            <text:p>InChI=1S/C40H60O5Si2/c1-10-42-39(41)28-22-14-17-23-34-30-38(45-46(11-2,12-3)13-4)33(6)37(44-34)29-32(5)31-43-47(40(7,8)9,35-24-18-15-19-25-35)36-26-20-16-21-27-36/h14-22,24-29,33-34,37-38H,10-13,23,30-31H2,1-9H3/b17-14+,28-22+,32-29-/t33-,34-,37+,38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6</text:p>
          </table:table-cell>
          <table:table-cell table:style-name="ce8" office:value-type="string" calcext:value-type="string">
            <text:p>DPAXNSMAWIWFTC-JQWIXIFHSA-N</text:p>
          </table:table-cell>
          <table:table-cell table:style-name="ce8" office:value-type="string" calcext:value-type="string">
            <text:p>CC(C)(C)[Si](C)(C)OCC[C@@H]1O[C@@]1(C)CO</text:p>
          </table:table-cell>
          <table:table-cell table:style-name="ce8" office:value-type="string" calcext:value-type="string">
            <text:p>InChI=1S/C12H26O3Si/c1-11(2,3)16(5,6)14-8-7-10-12(4,9-13)15-10/h10,13H,7-9H2,1-6H3/t10-,12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7</text:p>
          </table:table-cell>
          <table:table-cell table:style-name="ce8" office:value-type="string" calcext:value-type="string">
            <text:p>FRPPQVMUGNVFOK-FGRDXJNISA-N</text:p>
          </table:table-cell>
          <table:table-cell table:style-name="ce8" office:value-type="string" calcext:value-type="string">
            <text:p>C=CC(O)[C@]1(C)O[C@H]1CCOCC1=CC=CC=C1</text:p>
          </table:table-cell>
          <table:table-cell table:style-name="ce8" office:value-type="string" calcext:value-type="string">
            <text:p>InChI=1S/C15H20O3/c1-3-13(16)15(2)14(18-15)9-10-17-11-12-7-5-4-6-8-12/h3-8,13-14,16H,1,9-11H2,2H3/t13?,14-,15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8</text:p>
          </table:table-cell>
          <table:table-cell table:style-name="ce8" office:value-type="string" calcext:value-type="string">
            <text:p>PTUJUKFMZTWNEN-FQECFTEESA-N</text:p>
          </table:table-cell>
          <table:table-cell table:style-name="ce8" office:value-type="string" calcext:value-type="string">
            <text:p>C=CC(O[Si](C)(C)C)[C@]1(C)O[C@H]1CCOCC1=CC=CC=C1</text:p>
          </table:table-cell>
          <table:table-cell table:style-name="ce8" office:value-type="string" calcext:value-type="string">
            <text:p>InChI=1S/C18H28O3Si/c1-6-16(21-22(3,4)5)18(2)17(20-18)12-13-19-14-15-10-8-7-9-11-15/h6-11,16-17H,1,12-14H2,2-5H3/t16?,17-,18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89</text:p>
          </table:table-cell>
          <table:table-cell table:style-name="ce8" office:value-type="string" calcext:value-type="string">
            <text:p>UZECISOOXUQHQR-LSDHHAIUSA-N</text:p>
          </table:table-cell>
          <table:table-cell table:style-name="ce8" office:value-type="string" calcext:value-type="string">
            <text:p>C=C[C@](C)(C=O)[C@@H](O)CCOCC1=CC=CC=C1</text:p>
          </table:table-cell>
          <table:table-cell table:style-name="ce8" office:value-type="string" calcext:value-type="string">
            <text:p>InChI=1S/C15H20O3/c1-3-15(2,12-16)14(17)9-10-18-11-13-7-5-4-6-8-13/h3-8,12,14,17H,1,9-11H2,2H3/t14-,15+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0</text:p>
          </table:table-cell>
          <table:table-cell table:style-name="ce8" office:value-type="string" calcext:value-type="string">
            <text:p>HJCMNBYQFVEKMU-NVXWUHKLSA-N</text:p>
          </table:table-cell>
          <table:table-cell table:style-name="ce8" office:value-type="string" calcext:value-type="string">
            <text:p>C=C[C@](C)(C=O)[C@@H](CCOCC1=CC=CC=C1)OC(=O)CBr</text:p>
          </table:table-cell>
          <table:table-cell table:style-name="ce8" office:value-type="string" calcext:value-type="string">
            <text:p>InChI=1S/C17H21BrO4/c1-3-17(2,13-19)15(22-16(20)11-18)9-10-21-12-14-7-5-4-6-8-14/h3-8,13,15H,1,9-12H2,2H3/t15-,17-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1</text:p>
          </table:table-cell>
          <table:table-cell table:style-name="ce8" office:value-type="string" calcext:value-type="string">
            <text:p>SPRINMLJOJHKQE-HLLBOEOZSA-N</text:p>
          </table:table-cell>
          <table:table-cell table:style-name="ce8" office:value-type="string" calcext:value-type="string">
            <text:p>C=C[C@@]1(C)[C@H](CCOCC2=CC=CC=C2)OC(=O)C[C@H]1O</text:p>
          </table:table-cell>
          <table:table-cell table:style-name="ce8" office:value-type="string" calcext:value-type="string">
            <text:p>InChI=1S/C17H22O4/c1-3-17(2)14(18)11-16(19)21-15(17)9-10-20-12-13-7-5-4-6-8-13/h3-8,14-15,18H,1,9-12H2,2H3/t14-,15+,17-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2</text:p>
          </table:table-cell>
          <table:table-cell table:style-name="ce8" office:value-type="string" calcext:value-type="string">
            <text:p>PVSSGMDIAJODAU-YSTOQKLRSA-N</text:p>
          </table:table-cell>
          <table:table-cell table:style-name="ce8" office:value-type="string" calcext:value-type="string">
            <text:p>C=CC[C@@H]1C[C@@H](O)[C@@](C)(C=C)[C@H](CCOCC2=CC=CC=C2)O1</text:p>
          </table:table-cell>
          <table:table-cell table:style-name="ce8" office:value-type="string" calcext:value-type="string">
            <text:p>InChI=1S/C20H28O3/c1-4-9-17-14-18(21)20(3,5-2)19(23-17)12-13-22-15-16-10-7-6-8-11-16/h4-8,10-11,17-19,21H,1-2,9,12-15H2,3H3/t17-,18-,19+,20-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3</text:p>
          </table:table-cell>
          <table:table-cell table:style-name="ce8" office:value-type="string" calcext:value-type="string">
            <text:p>HQTSVUPKAYCDEB-JENIJYKNSA-N</text:p>
          </table:table-cell>
          <table:table-cell table:style-name="ce8" office:value-type="string" calcext:value-type="string">
            <text:p>O=C(C[C@@H]1C[C@H](O)C[C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+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4</text:p>
          </table:table-cell>
          <table:table-cell table:style-name="ce8" office:value-type="string" calcext:value-type="string">
            <text:p>QVDYSSZJZGKQIH-UFYCRDLUSA-N</text:p>
          </table:table-cell>
          <table:table-cell table:style-name="ce8" office:value-type="string" calcext:value-type="string">
            <text:p>C=CC[C@H]1C[C@H](O[Si](CC)(CC)CC)C[C@@H](C2=CC=CC=C2)O1</text:p>
          </table:table-cell>
          <table:table-cell table:style-name="ce8" office:value-type="string" calcext:value-type="string">
            <text:p>InChI=1S/C20H32O2Si/c1-5-12-18-15-19(22-23(6-2,7-3)8-4)16-20(21-18)17-13-10-9-11-14-17/h5,9-11,13-14,18-20H,1,6-8,12,15-16H2,2-4H3/t18-,19-,20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5</text:p>
          </table:table-cell>
          <table:table-cell table:style-name="ce8" office:value-type="string" calcext:value-type="string">
            <text:p>HQTSVUPKAYCDEB-LNLFQRSKSA-N</text:p>
          </table:table-cell>
          <table:table-cell table:style-name="ce8" office:value-type="string" calcext:value-type="string">
            <text:p>O=C(C[C@@H]1C[C@H](O)C[C@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6</text:p>
          </table:table-cell>
          <table:table-cell table:style-name="ce8" office:value-type="string" calcext:value-type="string">
            <text:p>GYDDFNDXDHNKSC-NSHDSACASA-N</text:p>
          </table:table-cell>
          <table:table-cell table:style-name="ce8" office:value-type="string" calcext:value-type="string">
            <text:p>C=CC[C@H](OC(=O)CBr)C1=CC=CC=C1</text:p>
          </table:table-cell>
          <table:table-cell table:style-name="ce8" office:value-type="string" calcext:value-type="string">
            <text:p>InChI=1S/C12H13BrO2/c1-2-6-11(15-12(14)9-13)10-7-4-3-5-8-10/h2-5,7-8,11H,1,6,9H2/t11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7</text:p>
          </table:table-cell>
          <table:table-cell table:style-name="ce8" office:value-type="string" calcext:value-type="string">
            <text:p>HVPXLAUXUXQNLP-IVZWLZJFSA-N</text:p>
          </table:table-cell>
          <table:table-cell table:style-name="ce8" office:value-type="string" calcext:value-type="string">
            <text:p>O=C1O[C@H](C2=CC=CC=C2)C[C@H]2O[C@@H]12</text:p>
          </table:table-cell>
          <table:table-cell table:style-name="ce8" office:value-type="string" calcext:value-type="string">
            <text:p>InChI=1S/C11H10O3/c12-11-10-9(13-10)6-8(14-11)7-4-2-1-3-5-7/h1-5,8-10H,6H2/t8-,9+,10+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8</text:p>
          </table:table-cell>
          <table:table-cell table:style-name="ce8" office:value-type="string" calcext:value-type="string">
            <text:p>MGDRMJRFLARDHJ-CVEARBPZSA-N</text:p>
          </table:table-cell>
          <table:table-cell table:style-name="ce8" office:value-type="string" calcext:value-type="string">
            <text:p>CC[Si](CC)(CC)O[C@H]1CC(=O)O[C@H](C2=CC=CC=C2)C1</text:p>
          </table:table-cell>
          <table:table-cell table:style-name="ce8" office:value-type="string" calcext:value-type="string">
            <text:p>InChI=1S/C17H26O3Si/c1-4-21(5-2,6-3)20-15-12-16(19-17(18)13-15)14-10-8-7-9-11-14/h7-11,15-16H,4-6,12-13H2,1-3H3/t15-,16+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199</text:p>
          </table:table-cell>
          <table:table-cell table:style-name="ce8" office:value-type="string" calcext:value-type="string">
            <text:p>LKCSWDNENRALEF-SSNUXKEVSA-N</text:p>
          </table:table-cell>
          <table:table-cell table:style-name="ce8" office:value-type="string" calcext:value-type="string">
            <text:p>CC[Si](CC)(CC)O[C@@H]1C[C@@H](C2=CC=CC=C2)O[C@H](OC(C)=O)C1.CC[Si](CC)(CC)O[C@H]1C[C@H](OC(C)=O)O[C@H](C2=CC=CC=C2)C1</text:p>
          </table:table-cell>
          <table:table-cell table:style-name="ce8" office:value-type="string" calcext:value-type="string">
            <text:p>InChI=1S/2C19H30O4Si/c2*1-5-24(6-2,7-3)23-17-13-18(16-11-9-8-10-12-16)22-19(14-17)21-15(4)20/h2*8-12,17-19H,5-7,13-14H2,1-4H3/t17-,18+,19+;17-,18+,19-/m1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200</text:p>
          </table:table-cell>
          <table:table-cell table:style-name="ce8" office:value-type="string" calcext:value-type="string">
            <text:p>IBEOVCJMYNYSHG-FHWLQOOXSA-N</text:p>
          </table:table-cell>
          <table:table-cell table:style-name="ce8" office:value-type="string" calcext:value-type="string">
            <text:p>CC[Si](CC)(CC)O[C@@H]1C[C@@H](C2=CC=CC=C2)O[C@@H](CC=O)C1</text:p>
          </table:table-cell>
          <table:table-cell table:style-name="ce8" office:value-type="string" calcext:value-type="string">
            <text:p>InChI=1S/C19H30O3Si/c1-4-23(5-2,6-3)22-18-14-17(12-13-20)21-19(15-18)16-10-8-7-9-11-16/h7-11,13,17-19H,4-6,12,14-15H2,1-3H3/t17-,18-,19-/m0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UALIB-1201</text:p>
          </table:table-cell>
          <table:table-cell table:style-name="ce8" office:value-type="string" calcext:value-type="string">
            <text:p>YOTPAMCDJUGZGC-CUYJMHBOSA-N</text:p>
          </table:table-cell>
          <table:table-cell table:style-name="ce8" office:value-type="string" calcext:value-type="string">
            <text:p>CC[Si](CC)(CC)O[C@@H]1C[C@@H](C2=CC=CC=C2)O[C@@H](CC(=O)C2=CC=CC=C2)C1</text:p>
          </table:table-cell>
          <table:table-cell table:style-name="ce8" office:value-type="string" calcext:value-type="string">
            <text:p>InChI=1S/C25H34O3Si/c1-4-29(5-2,6-3)28-23-17-22(18-24(26)20-13-9-7-10-14-20)27-25(19-23)21-15-11-8-12-16-21/h7-16,22-23,25H,4-6,17-19H2,1-3H3/t22-,23+,25+/m1/s1</text:p>
          </table:table-cell>
          <table:table-cell/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1016"/>
        </table:table-row>
        <table:table-row table:style-name="ro6" table:number-rows-repeated="104737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K1:Sheet1.K1055 Sheet1.K1058:Sheet1.K1048576">
            <calcext:condition calcext:apply-style-name="ConditionalStyle_1" calcext:value="=&quot;YES&quot;" calcext:base-cell-address="Sheet1.K1"/>
          </calcext:conditional-format>
          <calcext:conditional-format calcext:target-range-address="Sheet1.B1203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 Sheet1.B1090:Sheet1.B1175">
            <calcext:condition calcext:apply-style-name="ConditionalStyle_2" calcext:value="duplicate" calcext:base-cell-address="Sheet1.B1"/>
          </calcext:conditional-format>
          <calcext:conditional-format calcext:target-range-address="Sheet1.K1056:Sheet1.K1059">
            <calcext:condition calcext:apply-style-name="ConditionalStyle_1" calcext:value="=&quot;YES&quot;" calcext:base-cell-address="Sheet1.K10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9:16:09.963096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27T09:18:18.828927200</dc:date>
    <meta:generator>LibreOffice/6.0.7.3$Linux_X86_64 LibreOffice_project/00m0$Build-3</meta:generator>
    <meta:editing-duration>PT6H22M57S</meta:editing-duration>
    <meta:editing-cycles>93</meta:editing-cycles>
    <meta:document-statistic meta:table-count="1" meta:cell-count="14174" meta:object-count="0"/>
    <meta:user-defined meta:name="AppVersion">16.0300</meta:user-defined>
    <meta:user-defined meta:name="Company">University Libraries</meta:user-defined>
  </office:meta>
</office:document-meta>
</file>